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/>
    </style:style>
    <style:style style:name="P2" style:family="paragraph" style:parent-style-name="Standard">
      <style:text-properties fo:color="#000000"/>
    </style:style>
    <style:style style:name="P3" style:family="paragraph" style:parent-style-name="Standard">
      <style:text-properties fo:color="#0000ff"/>
    </style:style>
    <style:style style:name="P4" style:family="paragraph" style:parent-style-name="Standard">
      <style:text-properties officeooo:paragraph-rsid="0022af74"/>
    </style:style>
    <style:style style:name="P5" style:family="paragraph" style:parent-style-name="Standard">
      <style:text-properties officeooo:paragraph-rsid="00263bc2"/>
    </style:style>
    <style:style style:name="P6" style:family="paragraph" style:parent-style-name="Standard">
      <style:text-properties officeooo:paragraph-rsid="0027e972"/>
    </style:style>
    <style:style style:name="P7" style:family="paragraph" style:parent-style-name="Standard">
      <style:text-properties officeooo:paragraph-rsid="002fec66"/>
    </style:style>
    <style:style style:name="T1" style:family="text">
      <style:text-properties officeooo:rsid="00209ef4"/>
    </style:style>
    <style:style style:name="T2" style:family="text">
      <style:text-properties officeooo:rsid="00216e43"/>
    </style:style>
    <style:style style:name="T3" style:family="text">
      <style:text-properties officeooo:rsid="00223fd9"/>
    </style:style>
    <style:style style:name="T4" style:family="text">
      <style:text-properties officeooo:rsid="0022af74"/>
    </style:style>
    <style:style style:name="T5" style:family="text">
      <style:text-properties fo:font-weight="bold"/>
    </style:style>
    <style:style style:name="T6" style:family="text">
      <style:text-properties officeooo:rsid="0024c17b"/>
    </style:style>
    <style:style style:name="T7" style:family="text">
      <style:text-properties officeooo:rsid="00263bc2"/>
    </style:style>
    <style:style style:name="T8" style:family="text">
      <style:text-properties style:text-position="sub 58%"/>
    </style:style>
    <style:style style:name="T9" style:family="text">
      <style:text-properties style:text-position="sub 58%" officeooo:rsid="00263bc2"/>
    </style:style>
    <style:style style:name="T10" style:family="text">
      <style:text-properties style:text-position="sub 58%" officeooo:rsid="00223fd9"/>
    </style:style>
    <style:style style:name="T11" style:family="text">
      <style:text-properties style:text-position="super 58%" officeooo:rsid="00263bc2"/>
    </style:style>
    <style:style style:name="T12" style:family="text">
      <style:text-properties officeooo:rsid="0027e97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tudio<text:span text:style-name="T1">s</text:span> de <text:span text:style-name="T1">histéresis magnética en compuestos</text:span> Ni<text:span text:style-name="T10">4</text:span>Nb<text:span text:style-name="T8">2</text:span>O<text:span text:style-name="T8">9</text:span> mediante simulaciones Monte Carlo</text:p>
      <text:p text:style-name="Standard"/>
      <text:p text:style-name="P5"><text:span text:style-name="T7"><text:tab/>Los sistemas magneticos en general son muy estudiados por sus importantes aplicaciones prácticas en diversos componentes tecnológicos, ofrecen además numerosos <text:s/>desafios teóricos ligados a su fenomelogía compleja. <text:s/>En particular, el estudio de la histéresis magnética es una medida de caracterización que resulta muy util para estudiar sistemas magneticos en general, siendo los mecanismos que le dan origen <text:s/>de particular importancia. En el compuesto ferrimagnético Ni</text:span><text:span text:style-name="T9">4</text:span><text:span text:style-name="T7">Nb</text:span><text:span text:style-name="T9">2</text:span><text:span text:style-name="T7">O</text:span><text:span text:style-name="T9">9</text:span><text:span text:style-name="T7"> los cationes magnéticos Ni</text:span><text:span text:style-name="T11">2+</text:span><text:span text:style-name="T7"> están localizados en dos capas distintas; A y BB. En la capa A, los cationes Ni</text:span><text:span text:style-name="T11">2+</text:span><text:span text:style-name="T7"> forman una red hexagonal distorsionada, con dos distancias cortas y una larga Ni</text:span><text:span text:style-name="T11">2+</text:span><text:span text:style-name="T7"> –Ni</text:span><text:span text:style-name="T11">2+</text:span><text:span text:style-name="T7"> en cada hexágono. En las capas BB, en cambio, los cationes Ni</text:span><text:span text:style-name="T11">2+</text:span><text:span text:style-name="T7"> forman cintas en forma de zigzags, las cuales estan a su vez desplazadas formando una doble capa [1]. Los red de cationes Ni</text:span><text:span text:style-name="T11">2+</text:span><text:span text:style-name="T7"> que se forma en la capa BB también puede considerarse una red hexagonal pero bastante mas distorsionada que la capa A.</text:span></text:p>
      <text:p text:style-name="P6"/>
      <text:p text:style-name="P7"><text:span text:style-name="T12"><text:tab/>El objetivo de esta propuesta de trabajo es estudiar la histéresis magnética en </text:span><text:s/>compuestos <text:span text:style-name="T3">ferrimagnéticos Ni</text:span><text:span text:style-name="T9">4</text:span><text:span text:style-name="T7">Nb</text:span><text:span text:style-name="T9">2</text:span><text:span text:style-name="T7">O</text:span><text:span text:style-name="T9">9</text:span>. Para este estudio utiliza<text:span text:style-name="T1">re</text:span>mos simulaciones <text:span text:style-name="T6">numéricas</text:span> <text:span text:style-name="T12">con una dinámica </text:span>de Monte Carlo (MC) <text:span text:style-name="T12">utilizando <text:s/>modelo de Ising de tipo Blume-Capel</text:span>. <text:span text:style-name="T3">Analizaremos</text:span> los parámetros de <text:span text:style-name="T3">anisotropía </text:span><text:s/><text:span text:style-name="T3">para poder contrastar </text:span>nuestras simulaciones <text:span text:style-name="T3">con</text:span> resultados experimentales <text:span text:style-name="T2">reportados recientemente en monocrystales [1].</text:span></text:p>
      <text:p text:style-name="P2"/>
      <text:p text:style-name="P4">[1] <text:span text:style-name="T4">C. Martin, L. Hervé, D. Sedmidubsky, J.P. Bolletta, F. Damay <text:s/>and A. Maignan</text:span>. <text:span text:style-name="T4">Magnetic anisotropy, magnetization reversal and switching in Ni4Nb2O9 single crystals</text:span>. <text:span text:style-name="Emphasis">J. Phys.: Condens. Matter</text:span> <text:span text:style-name="T5">36</text:span> 225602 <text:span text:style-name="T4">(</text:span>2024<text:span text:style-name="T4">)</text:span>.</text:p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29T12:03:29.587182361</meta:creation-date>
    <dc:date>2025-02-13T10:36:25.085225095</dc:date>
    <meta:editing-duration>P1DT16H7M15S</meta:editing-duration>
    <meta:editing-cycles>17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251" meta:character-count="1710" meta:non-whitespace-character-count="1454"/>
  </office:meta>
</office:document-meta>
</file>